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>
      <loext:graphic-properties draw:fill="solid" draw:fill-color="#ec9ba4"/>
    </style:style>
    <style:style style:name="P3" style:family="paragraph">
      <loext:graphic-properties draw:fill="solid" draw:fill-color="#729fcf"/>
    </style:style>
    <style:style style:name="P4" style:family="paragraph"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c9ba4" draw:textarea-horizontal-align="justify" draw:textarea-vertical-align="middle" draw:auto-grow-height="false" fo:min-height="2.12cm" fo:min-width="2.12cm" style:run-through="foreground"/>
    </style:style>
    <style:style style:name="gr3" style:family="graphic">
      <style:graphic-properties draw:fill="solid" draw:fill-color="#ec9ba4" draw:textarea-horizontal-align="justify" draw:textarea-vertical-align="middle" draw:auto-grow-height="false" fo:min-height="2.122cm" fo:min-width="2.12cm" style:run-through="foreground"/>
    </style:style>
    <style:style style:name="gr4" style:family="graphic">
      <style:graphic-properties draw:fill="solid" draw:fill-color="#729fcf" draw:textarea-horizontal-align="justify" draw:textarea-vertical-align="middle" draw:auto-grow-height="false" fo:min-height="2.122cm" fo:min-width="2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1"><draw:custom-shape draw:name="Shape1" draw:style-name="gr2" draw:text-style-name="P2" svg:width="2.999cm" svg:height="2.999cm" draw:transform="rotate (1.30899693899575) translate (5.94077777777778cm 6.293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draw:name="Shape1" draw:style-name="gr3" draw:text-style-name="P2" svg:width="2.999cm" svg:height="2.998cm" draw:transform="skewX (0.000523598775598277) rotate (1.30899693899575) translate (6.85094444444444cm 2.896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draw:g><draw:custom-shape text:anchor-type="paragraph" draw:z-index="1" draw:name="Shape1" draw:style-name="gr4" draw:text-style-name="P3" svg:width="3.001cm" svg:height="3.001cm" draw:transform="rotate (1.30899693899575) translate (-0.0388055555555556cm 2.56293055555556cm)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2" draw:name="Shape2" draw:style-name="gr5" draw:text-style-name="P4" svg:x1="0.001cm" svg:y1="4.22cm" svg:x2="1.132cm" svg:y2="0.00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2:22:52.549945518</meta:creation-date>
    <dc:date>2018-06-28T14:01:05.767456521</dc:date>
    <meta:editing-duration>PT16M12S</meta:editing-duration>
    <meta:editing-cycles>4</meta:editing-cycles>
    <meta:generator>LibreOffice/6.0.4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